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08"/>
  </office:automatic-styles>
  <office:body>
    <office:spreadsheet>
      <table:table table:name="Без регуляризации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points: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53" calcext:value-type="float">
            <text:p>-5,3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7" calcext:value-type="float">
            <text:p>7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15647151" calcext:value-type="float">
            <text:p>1,56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1976702" calcext:value-type="float">
            <text:p>1,98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38" calcext:value-type="float">
            <text:p>-3,8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15" calcext:value-type="float">
            <text:p>1,50E-003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12053803" calcext:value-type="float">
            <text:p>1,21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3375674" calcext:value-type="float">
            <text:p>3,34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2" calcext:value-type="float">
            <text:p>-2,0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5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059993866" calcext:value-type="float">
            <text:p>6,00E-005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6506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,00E+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5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00000006914272" calcext:value-type="float">
            <text:p>6,91E-011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92585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028" calcext:value-type="float">
            <text:p>2,8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2" calcext:value-type="float">
            <text:p>2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083961214" calcext:value-type="float">
            <text:p>-8,40E-005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65073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044" calcext:value-type="float">
            <text:p>4,4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8" calcext:value-type="float">
            <text:p>8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13270923" calcext:value-type="float">
            <text:p>-1,33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2542437" calcext:value-type="float">
            <text:p>3,25E-00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pline</text:p>
          </table:table-cell>
          <table:table-cell office:value-type="string" calcext:value-type="string">
            <text:p>points: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53" calcext:value-type="float">
            <text:p>-5,3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7" calcext:value-type="float">
            <text:p>7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15668876" calcext:value-type="float">
            <text:p>1,57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0917692" calcext:value-type="float">
            <text:p>2,09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38" calcext:value-type="float">
            <text:p>-3,8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15" calcext:value-type="float">
            <text:p>1,50E-003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12095854" calcext:value-type="float">
            <text:p>1,21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3993099" calcext:value-type="float">
            <text:p>3,4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2" calcext:value-type="float">
            <text:p>-2,0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5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060003045" calcext:value-type="float">
            <text:p>6,00E-005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281335" calcext:value-type="float">
            <text:p>2,93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,00E+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5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000006369216" calcext:value-type="float">
            <text:p>6,37E-009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751909" calcext:value-type="float">
            <text:p>2,98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028" calcext:value-type="float">
            <text:p>2,8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2" calcext:value-type="float">
            <text:p>2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083841623" calcext:value-type="float">
            <text:p>-8,38E-005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58431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044" calcext:value-type="float">
            <text:p>4,4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8" calcext:value-type="float">
            <text:p>8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13238764" calcext:value-type="float">
            <text:p>-1,32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4694878" calcext:value-type="float">
            <text:p>3,47E-002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Az</text:p>
          </table:table-cell>
          <table:table-cell office:value-type="string" calcext:value-type="string">
            <text:p>Az (spline)</text:p>
          </table:table-cell>
          <table:table-cell office:value-type="string" calcext:value-type="string">
            <text:p>|B|</text:p>
          </table:table-cell>
          <table:table-cell table:style-name="Default" office:value-type="string" calcext:value-type="string">
            <text:p>|B| (spline)</text:p>
          </table:table-cell>
          <table:table-cell table:number-columns-repeated="6"/>
        </table:table-row>
        <table:table-row table:style-name="ro1">
          <table:table-cell table:style-name="ce1" table:formula="of:=[.C2]" office:value-type="float" office:value="-0.0053" calcext:value-type="float">
            <text:p>-5,30E-003</text:p>
          </table:table-cell>
          <table:table-cell table:style-name="ce1" table:formula="of:=[.F2]" office:value-type="float" office:value="0.0007" calcext:value-type="float">
            <text:p>7,00E-004</text:p>
          </table:table-cell>
          <table:table-cell table:formula="of:=[.I2]" office:value-type="float" office:value="0.00015647151" calcext:value-type="float">
            <text:p>1,56E-004</text:p>
          </table:table-cell>
          <table:table-cell table:style-name="ce1" table:formula="of:=[.I10]" office:value-type="float" office:value="0.00015668876" calcext:value-type="float">
            <text:p>1,57E-004</text:p>
          </table:table-cell>
          <table:table-cell table:style-name="ce1" table:formula="of:=[.L2]" office:value-type="float" office:value="0.01976702" calcext:value-type="float">
            <text:p>1,98E-002</text:p>
          </table:table-cell>
          <table:table-cell table:formula="of:=[.L10]" office:value-type="float" office:value="0.020917692" calcext:value-type="float">
            <text:p>2,09E-002</text:p>
          </table:table-cell>
          <table:table-cell table:number-columns-repeated="6"/>
        </table:table-row>
        <table:table-row table:style-name="ro1">
          <table:table-cell table:style-name="ce1" table:formula="of:=[.C3]" office:value-type="float" office:value="-0.0038" calcext:value-type="float">
            <text:p>-3,80E-003</text:p>
          </table:table-cell>
          <table:table-cell table:style-name="ce1" table:formula="of:=[.F3]" office:value-type="float" office:value="0.0015" calcext:value-type="float">
            <text:p>1,50E-003</text:p>
          </table:table-cell>
          <table:table-cell table:formula="of:=[.I3]" office:value-type="float" office:value="0.00012053803" calcext:value-type="float">
            <text:p>1,21E-004</text:p>
          </table:table-cell>
          <table:table-cell table:style-name="ce1" table:formula="of:=[.I11]" office:value-type="float" office:value="0.00012095854" calcext:value-type="float">
            <text:p>1,21E-004</text:p>
          </table:table-cell>
          <table:table-cell table:style-name="ce1" table:formula="of:=[.L3]" office:value-type="float" office:value="0.033375674" calcext:value-type="float">
            <text:p>3,34E-002</text:p>
          </table:table-cell>
          <table:table-cell table:formula="of:=[.L11]" office:value-type="float" office:value="0.033993099" calcext:value-type="float">
            <text:p>3,40E-002</text:p>
          </table:table-cell>
          <table:table-cell table:number-columns-repeated="6"/>
        </table:table-row>
        <table:table-row table:style-name="ro1">
          <table:table-cell table:style-name="ce1" table:formula="of:=[.C4]" office:value-type="float" office:value="-0.002" calcext:value-type="float">
            <text:p>-2,00E-003</text:p>
          </table:table-cell>
          <table:table-cell table:style-name="ce1" table:formula="of:=[.F4]" office:value-type="float" office:value="0.0005" calcext:value-type="float">
            <text:p>5,00E-004</text:p>
          </table:table-cell>
          <table:table-cell table:formula="of:=[.I4]" office:value-type="float" office:value="0.000059993866" calcext:value-type="float">
            <text:p>6,00E-005</text:p>
          </table:table-cell>
          <table:table-cell table:style-name="ce1" table:formula="of:=[.I12]" office:value-type="float" office:value="0.000060003045" calcext:value-type="float">
            <text:p>6,00E-005</text:p>
          </table:table-cell>
          <table:table-cell table:style-name="ce1" table:formula="of:=[.L4]" office:value-type="float" office:value="0.02996506" calcext:value-type="float">
            <text:p>3,00E-002</text:p>
          </table:table-cell>
          <table:table-cell table:formula="of:=[.L12]" office:value-type="float" office:value="0.029281335" calcext:value-type="float">
            <text:p>2,93E-002</text:p>
          </table:table-cell>
          <table:table-cell table:number-columns-repeated="6"/>
        </table:table-row>
        <table:table-row table:style-name="ro1">
          <table:table-cell table:style-name="ce1" table:formula="of:=[.C5]" office:value-type="float" office:value="0" calcext:value-type="float">
            <text:p>0,00E+000</text:p>
          </table:table-cell>
          <table:table-cell table:style-name="ce1" table:formula="of:=[.F5]" office:value-type="float" office:value="0.0005" calcext:value-type="float">
            <text:p>5,00E-004</text:p>
          </table:table-cell>
          <table:table-cell table:formula="of:=[.I5]" office:value-type="float" office:value="0.00000000006914272" calcext:value-type="float">
            <text:p>6,91E-011</text:p>
          </table:table-cell>
          <table:table-cell table:style-name="ce1" table:formula="of:=[.I13]" office:value-type="float" office:value="0.000000006369216" calcext:value-type="float">
            <text:p>6,37E-009</text:p>
          </table:table-cell>
          <table:table-cell table:style-name="ce1" table:formula="of:=[.L5]" office:value-type="float" office:value="0.029992585" calcext:value-type="float">
            <text:p>3,00E-002</text:p>
          </table:table-cell>
          <table:table-cell table:formula="of:=[.L13]" office:value-type="float" office:value="0.029751909" calcext:value-type="float">
            <text:p>2,98E-002</text:p>
          </table:table-cell>
          <table:table-cell table:number-columns-repeated="6"/>
        </table:table-row>
        <table:table-row table:style-name="ro1">
          <table:table-cell table:style-name="ce1" table:formula="of:=[.C6]" office:value-type="float" office:value="0.0028" calcext:value-type="float">
            <text:p>2,80E-003</text:p>
          </table:table-cell>
          <table:table-cell table:style-name="ce1" table:formula="of:=[.F6]" office:value-type="float" office:value="0.0002" calcext:value-type="float">
            <text:p>2,00E-004</text:p>
          </table:table-cell>
          <table:table-cell table:formula="of:=[.I6]" office:value-type="float" office:value="-0.000083961214" calcext:value-type="float">
            <text:p>-8,40E-005</text:p>
          </table:table-cell>
          <table:table-cell table:style-name="ce1" table:formula="of:=[.I14]" office:value-type="float" office:value="-0.000083841623" calcext:value-type="float">
            <text:p>-8,38E-005</text:p>
          </table:table-cell>
          <table:table-cell table:style-name="ce1" table:formula="of:=[.L6]" office:value-type="float" office:value="0.029965073" calcext:value-type="float">
            <text:p>3,00E-002</text:p>
          </table:table-cell>
          <table:table-cell table:formula="of:=[.L14]" office:value-type="float" office:value="0.029958431" calcext:value-type="float">
            <text:p>3,00E-002</text:p>
          </table:table-cell>
          <table:table-cell table:number-columns-repeated="6"/>
        </table:table-row>
        <table:table-row table:style-name="ro1">
          <table:table-cell table:style-name="ce1" table:formula="of:=[.C7]" office:value-type="float" office:value="0.0044" calcext:value-type="float">
            <text:p>4,40E-003</text:p>
          </table:table-cell>
          <table:table-cell table:style-name="ce1" table:formula="of:=[.F7]" office:value-type="float" office:value="0.0008" calcext:value-type="float">
            <text:p>8,00E-004</text:p>
          </table:table-cell>
          <table:table-cell table:formula="of:=[.I7]" office:value-type="float" office:value="-0.00013270923" calcext:value-type="float">
            <text:p>-1,33E-004</text:p>
          </table:table-cell>
          <table:table-cell table:style-name="ce1" table:formula="of:=[.I15]" office:value-type="float" office:value="-0.00013238764" calcext:value-type="float">
            <text:p>-1,32E-004</text:p>
          </table:table-cell>
          <table:table-cell table:style-name="ce1" table:formula="of:=[.L7]" office:value-type="float" office:value="0.032542437" calcext:value-type="float">
            <text:p>3,25E-002</text:p>
          </table:table-cell>
          <table:table-cell table:formula="of:=[.L15]" office:value-type="float" office:value="0.034694878" calcext:value-type="float">
            <text:p>3,47E-002</text:p>
          </table:table-cell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points: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53" calcext:value-type="float">
            <text:p>-5,3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7" calcext:value-type="float">
            <text:p>7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15743663" calcext:value-type="float">
            <text:p>1,57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3972506" calcext:value-type="float">
            <text:p>2,4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38" calcext:value-type="float">
            <text:p>-3,8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15" calcext:value-type="float">
            <text:p>1,50E-003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12106568" calcext:value-type="float">
            <text:p>1,21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5701488" calcext:value-type="float">
            <text:p>3,57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2" calcext:value-type="float">
            <text:p>-2,0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5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059977651" calcext:value-type="float">
            <text:p>6,00E-005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83231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,00E+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5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000000086734596" calcext:value-type="float">
            <text:p>8,67E-011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90262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028" calcext:value-type="float">
            <text:p>2,8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2" calcext:value-type="float">
            <text:p>2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083961553" calcext:value-type="float">
            <text:p>-8,40E-005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76814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044" calcext:value-type="float">
            <text:p>4,4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8" calcext:value-type="float">
            <text:p>8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13227227" calcext:value-type="float">
            <text:p>-1,32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0459439" calcext:value-type="float">
            <text:p>3,05E-00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pline</text:p>
          </table:table-cell>
          <table:table-cell office:value-type="string" calcext:value-type="string">
            <text:p>points: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53" calcext:value-type="float">
            <text:p>-5,3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7" calcext:value-type="float">
            <text:p>7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15755703" calcext:value-type="float">
            <text:p>1,58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3559889" calcext:value-type="float">
            <text:p>2,36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38" calcext:value-type="float">
            <text:p>-3,8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15" calcext:value-type="float">
            <text:p>1,50E-003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12107745" calcext:value-type="float">
            <text:p>1,21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6239649" calcext:value-type="float">
            <text:p>3,62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2" calcext:value-type="float">
            <text:p>-2,0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5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059985502" calcext:value-type="float">
            <text:p>6,00E-005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37302" calcext:value-type="float">
            <text:p>2,99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,00E+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5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00000014517119" calcext:value-type="float">
            <text:p>1,45E-010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89682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028" calcext:value-type="float">
            <text:p>2,8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2" calcext:value-type="float">
            <text:p>2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083961853" calcext:value-type="float">
            <text:p>-8,40E-005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0023207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044" calcext:value-type="float">
            <text:p>4,4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8" calcext:value-type="float">
            <text:p>8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13246897" calcext:value-type="float">
            <text:p>-1,32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0710001" calcext:value-type="float">
            <text:p>3,07E-002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Az</text:p>
          </table:table-cell>
          <table:table-cell office:value-type="string" calcext:value-type="string">
            <text:p>Az (spline)</text:p>
          </table:table-cell>
          <table:table-cell office:value-type="string" calcext:value-type="string">
            <text:p>|B|</text:p>
          </table:table-cell>
          <table:table-cell table:style-name="Default" office:value-type="string" calcext:value-type="string">
            <text:p>|B| (spline)</text:p>
          </table:table-cell>
          <table:table-cell table:number-columns-repeated="6"/>
        </table:table-row>
        <table:table-row table:style-name="ro1">
          <table:table-cell table:style-name="ce1" table:formula="of:=[.C33]" office:value-type="float" office:value="-0.0053" calcext:value-type="float">
            <text:p>-5,30E-003</text:p>
          </table:table-cell>
          <table:table-cell table:style-name="ce1" table:formula="of:=[.F33]" office:value-type="float" office:value="0.0007" calcext:value-type="float">
            <text:p>7,00E-004</text:p>
          </table:table-cell>
          <table:table-cell table:formula="of:=[.I33]" office:value-type="float" office:value="0.00015743663" calcext:value-type="float">
            <text:p>1,57E-004</text:p>
          </table:table-cell>
          <table:table-cell table:style-name="ce1" table:formula="of:=[.I41]" office:value-type="float" office:value="0.00015755703" calcext:value-type="float">
            <text:p>1,58E-004</text:p>
          </table:table-cell>
          <table:table-cell table:style-name="ce1" table:formula="of:=[.L33]" office:value-type="float" office:value="0.023972506" calcext:value-type="float">
            <text:p>2,40E-002</text:p>
          </table:table-cell>
          <table:table-cell table:formula="of:=[.L41]" office:value-type="float" office:value="0.023559889" calcext:value-type="float">
            <text:p>2,36E-002</text:p>
          </table:table-cell>
          <table:table-cell table:number-columns-repeated="6"/>
        </table:table-row>
        <table:table-row table:style-name="ro1">
          <table:table-cell table:style-name="ce1" table:formula="of:=[.C34]" office:value-type="float" office:value="-0.0038" calcext:value-type="float">
            <text:p>-3,80E-003</text:p>
          </table:table-cell>
          <table:table-cell table:style-name="ce1" table:formula="of:=[.F34]" office:value-type="float" office:value="0.0015" calcext:value-type="float">
            <text:p>1,50E-003</text:p>
          </table:table-cell>
          <table:table-cell table:formula="of:=[.I34]" office:value-type="float" office:value="0.00012106568" calcext:value-type="float">
            <text:p>1,21E-004</text:p>
          </table:table-cell>
          <table:table-cell table:style-name="ce1" table:formula="of:=[.I42]" office:value-type="float" office:value="0.00012107745" calcext:value-type="float">
            <text:p>1,21E-004</text:p>
          </table:table-cell>
          <table:table-cell table:style-name="ce1" table:formula="of:=[.L34]" office:value-type="float" office:value="0.035701488" calcext:value-type="float">
            <text:p>3,57E-002</text:p>
          </table:table-cell>
          <table:table-cell table:formula="of:=[.L42]" office:value-type="float" office:value="0.036239649" calcext:value-type="float">
            <text:p>3,62E-002</text:p>
          </table:table-cell>
          <table:table-cell table:number-columns-repeated="6"/>
        </table:table-row>
        <table:table-row table:style-name="ro1">
          <table:table-cell table:style-name="ce1" table:formula="of:=[.C35]" office:value-type="float" office:value="-0.002" calcext:value-type="float">
            <text:p>-2,00E-003</text:p>
          </table:table-cell>
          <table:table-cell table:style-name="ce1" table:formula="of:=[.F35]" office:value-type="float" office:value="0.0005" calcext:value-type="float">
            <text:p>5,00E-004</text:p>
          </table:table-cell>
          <table:table-cell table:formula="of:=[.I35]" office:value-type="float" office:value="0.000059977651" calcext:value-type="float">
            <text:p>6,00E-005</text:p>
          </table:table-cell>
          <table:table-cell table:style-name="ce1" table:formula="of:=[.I43]" office:value-type="float" office:value="0.000059985502" calcext:value-type="float">
            <text:p>6,00E-005</text:p>
          </table:table-cell>
          <table:table-cell table:style-name="ce1" table:formula="of:=[.L35]" office:value-type="float" office:value="0.029983231" calcext:value-type="float">
            <text:p>3,00E-002</text:p>
          </table:table-cell>
          <table:table-cell table:formula="of:=[.L43]" office:value-type="float" office:value="0.029937302" calcext:value-type="float">
            <text:p>2,99E-002</text:p>
          </table:table-cell>
          <table:table-cell table:number-columns-repeated="6"/>
        </table:table-row>
        <table:table-row table:style-name="ro1">
          <table:table-cell table:style-name="ce1" table:formula="of:=[.C36]" office:value-type="float" office:value="0" calcext:value-type="float">
            <text:p>0,00E+000</text:p>
          </table:table-cell>
          <table:table-cell table:style-name="ce1" table:formula="of:=[.F36]" office:value-type="float" office:value="0.0005" calcext:value-type="float">
            <text:p>5,00E-004</text:p>
          </table:table-cell>
          <table:table-cell table:formula="of:=[.I36]" office:value-type="float" office:value="0.000000000086734596" calcext:value-type="float">
            <text:p>8,67E-011</text:p>
          </table:table-cell>
          <table:table-cell table:style-name="ce1" table:formula="of:=[.I44]" office:value-type="float" office:value="0.00000000014517119" calcext:value-type="float">
            <text:p>1,45E-010</text:p>
          </table:table-cell>
          <table:table-cell table:style-name="ce1" table:formula="of:=[.L36]" office:value-type="float" office:value="0.029990262" calcext:value-type="float">
            <text:p>3,00E-002</text:p>
          </table:table-cell>
          <table:table-cell table:formula="of:=[.L44]" office:value-type="float" office:value="0.029989682" calcext:value-type="float">
            <text:p>3,00E-002</text:p>
          </table:table-cell>
          <table:table-cell table:number-columns-repeated="6"/>
        </table:table-row>
        <table:table-row table:style-name="ro1">
          <table:table-cell table:style-name="ce1" table:formula="of:=[.C37]" office:value-type="float" office:value="0.0028" calcext:value-type="float">
            <text:p>2,80E-003</text:p>
          </table:table-cell>
          <table:table-cell table:style-name="ce1" table:formula="of:=[.F37]" office:value-type="float" office:value="0.0002" calcext:value-type="float">
            <text:p>2,00E-004</text:p>
          </table:table-cell>
          <table:table-cell table:formula="of:=[.I37]" office:value-type="float" office:value="-0.000083961553" calcext:value-type="float">
            <text:p>-8,40E-005</text:p>
          </table:table-cell>
          <table:table-cell table:style-name="ce1" table:formula="of:=[.I45]" office:value-type="float" office:value="-0.000083961853" calcext:value-type="float">
            <text:p>-8,40E-005</text:p>
          </table:table-cell>
          <table:table-cell table:style-name="ce1" table:formula="of:=[.L37]" office:value-type="float" office:value="0.029976814" calcext:value-type="float">
            <text:p>3,00E-002</text:p>
          </table:table-cell>
          <table:table-cell table:formula="of:=[.L45]" office:value-type="float" office:value="0.030023207" calcext:value-type="float">
            <text:p>3,00E-002</text:p>
          </table:table-cell>
          <table:table-cell table:number-columns-repeated="6"/>
        </table:table-row>
        <table:table-row table:style-name="ro1">
          <table:table-cell table:style-name="ce1" table:formula="of:=[.C38]" office:value-type="float" office:value="0.0044" calcext:value-type="float">
            <text:p>4,40E-003</text:p>
          </table:table-cell>
          <table:table-cell table:style-name="ce1" table:formula="of:=[.F38]" office:value-type="float" office:value="0.0008" calcext:value-type="float">
            <text:p>8,00E-004</text:p>
          </table:table-cell>
          <table:table-cell table:formula="of:=[.I38]" office:value-type="float" office:value="-0.00013227227" calcext:value-type="float">
            <text:p>-1,32E-004</text:p>
          </table:table-cell>
          <table:table-cell table:style-name="ce1" table:formula="of:=[.I46]" office:value-type="float" office:value="-0.00013246897" calcext:value-type="float">
            <text:p>-1,32E-004</text:p>
          </table:table-cell>
          <table:table-cell table:style-name="ce1" table:formula="of:=[.L38]" office:value-type="float" office:value="0.030459439" calcext:value-type="float">
            <text:p>3,05E-002</text:p>
          </table:table-cell>
          <table:table-cell table:formula="of:=[.L46]" office:value-type="float" office:value="0.030710001" calcext:value-type="float">
            <text:p>3,07E-002</text:p>
          </table:table-cell>
          <table:table-cell table:number-columns-repeated="6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points: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53" calcext:value-type="float">
            <text:p>-5,3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7" calcext:value-type="float">
            <text:p>7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1578879" calcext:value-type="float">
            <text:p>1,58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2823963" calcext:value-type="float">
            <text:p>2,28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38" calcext:value-type="float">
            <text:p>-3,8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15" calcext:value-type="float">
            <text:p>1,50E-003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12117973" calcext:value-type="float">
            <text:p>1,21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7109618" calcext:value-type="float">
            <text:p>3,71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2" calcext:value-type="float">
            <text:p>-2,0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5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059974952" calcext:value-type="float">
            <text:p>6,00E-005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82873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,00E+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5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000000086771246" calcext:value-type="float">
            <text:p>8,68E-011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8908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028" calcext:value-type="float">
            <text:p>2,8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2" calcext:value-type="float">
            <text:p>2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083956996" calcext:value-type="float">
            <text:p>-8,40E-005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69521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044" calcext:value-type="float">
            <text:p>4,4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8" calcext:value-type="float">
            <text:p>8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13224851" calcext:value-type="float">
            <text:p>-1,32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0930343" calcext:value-type="float">
            <text:p>3,09E-00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pline</text:p>
          </table:table-cell>
          <table:table-cell office:value-type="string" calcext:value-type="string">
            <text:p>points: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53" calcext:value-type="float">
            <text:p>-5,3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7" calcext:value-type="float">
            <text:p>7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15790945" calcext:value-type="float">
            <text:p>1,58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3385201" calcext:value-type="float">
            <text:p>2,34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38" calcext:value-type="float">
            <text:p>-3,8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15" calcext:value-type="float">
            <text:p>1,50E-003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12118199" calcext:value-type="float">
            <text:p>1,21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6844058" calcext:value-type="float">
            <text:p>3,68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2" calcext:value-type="float">
            <text:p>-2,0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5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05997583" calcext:value-type="float">
            <text:p>6,00E-005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83334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,00E+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5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00000008819823" calcext:value-type="float">
            <text:p>8,82E-011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89349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028" calcext:value-type="float">
            <text:p>2,8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2" calcext:value-type="float">
            <text:p>2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083956473" calcext:value-type="float">
            <text:p>-8,40E-005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73693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044" calcext:value-type="float">
            <text:p>4,4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8" calcext:value-type="float">
            <text:p>8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13226016" calcext:value-type="float">
            <text:p>-1,32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1056989" calcext:value-type="float">
            <text:p>3,11E-002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Az</text:p>
          </table:table-cell>
          <table:table-cell office:value-type="string" calcext:value-type="string">
            <text:p>Az (spline)</text:p>
          </table:table-cell>
          <table:table-cell office:value-type="string" calcext:value-type="string">
            <text:p>|B|</text:p>
          </table:table-cell>
          <table:table-cell table:style-name="Default" office:value-type="string" calcext:value-type="string">
            <text:p>|B| (spline)</text:p>
          </table:table-cell>
          <table:table-cell table:number-columns-repeated="6"/>
        </table:table-row>
        <table:table-row table:style-name="ro1">
          <table:table-cell table:style-name="ce1" table:formula="of:=[.C64]" office:value-type="float" office:value="-0.0053" calcext:value-type="float">
            <text:p>-5,30E-003</text:p>
          </table:table-cell>
          <table:table-cell table:style-name="ce1" table:formula="of:=[.F64]" office:value-type="float" office:value="0.0007" calcext:value-type="float">
            <text:p>7,00E-004</text:p>
          </table:table-cell>
          <table:table-cell table:formula="of:=[.I64]" office:value-type="float" office:value="0.0001578879" calcext:value-type="float">
            <text:p>1,58E-004</text:p>
          </table:table-cell>
          <table:table-cell table:style-name="ce1" table:formula="of:=[.I72]" office:value-type="float" office:value="0.00015790945" calcext:value-type="float">
            <text:p>1,58E-004</text:p>
          </table:table-cell>
          <table:table-cell table:style-name="ce1" table:formula="of:=[.L64]" office:value-type="float" office:value="0.022823963" calcext:value-type="float">
            <text:p>2,28E-002</text:p>
          </table:table-cell>
          <table:table-cell table:formula="of:=[.L72]" office:value-type="float" office:value="0.023385201" calcext:value-type="float">
            <text:p>2,34E-002</text:p>
          </table:table-cell>
          <table:table-cell table:number-columns-repeated="6"/>
        </table:table-row>
        <table:table-row table:style-name="ro1">
          <table:table-cell table:style-name="ce1" table:formula="of:=[.C65]" office:value-type="float" office:value="-0.0038" calcext:value-type="float">
            <text:p>-3,80E-003</text:p>
          </table:table-cell>
          <table:table-cell table:style-name="ce1" table:formula="of:=[.F65]" office:value-type="float" office:value="0.0015" calcext:value-type="float">
            <text:p>1,50E-003</text:p>
          </table:table-cell>
          <table:table-cell table:formula="of:=[.I65]" office:value-type="float" office:value="0.00012117973" calcext:value-type="float">
            <text:p>1,21E-004</text:p>
          </table:table-cell>
          <table:table-cell table:style-name="ce1" table:formula="of:=[.I73]" office:value-type="float" office:value="0.00012118199" calcext:value-type="float">
            <text:p>1,21E-004</text:p>
          </table:table-cell>
          <table:table-cell table:style-name="ce1" table:formula="of:=[.L65]" office:value-type="float" office:value="0.037109618" calcext:value-type="float">
            <text:p>3,71E-002</text:p>
          </table:table-cell>
          <table:table-cell table:formula="of:=[.L73]" office:value-type="float" office:value="0.036844058" calcext:value-type="float">
            <text:p>3,68E-002</text:p>
          </table:table-cell>
          <table:table-cell table:number-columns-repeated="6"/>
        </table:table-row>
        <table:table-row table:style-name="ro1">
          <table:table-cell table:style-name="ce1" table:formula="of:=[.C66]" office:value-type="float" office:value="-0.002" calcext:value-type="float">
            <text:p>-2,00E-003</text:p>
          </table:table-cell>
          <table:table-cell table:style-name="ce1" table:formula="of:=[.F66]" office:value-type="float" office:value="0.0005" calcext:value-type="float">
            <text:p>5,00E-004</text:p>
          </table:table-cell>
          <table:table-cell table:formula="of:=[.I66]" office:value-type="float" office:value="0.000059974952" calcext:value-type="float">
            <text:p>6,00E-005</text:p>
          </table:table-cell>
          <table:table-cell table:style-name="ce1" table:formula="of:=[.I74]" office:value-type="float" office:value="0.00005997583" calcext:value-type="float">
            <text:p>6,00E-005</text:p>
          </table:table-cell>
          <table:table-cell table:style-name="ce1" table:formula="of:=[.L66]" office:value-type="float" office:value="0.029982873" calcext:value-type="float">
            <text:p>3,00E-002</text:p>
          </table:table-cell>
          <table:table-cell table:formula="of:=[.L74]" office:value-type="float" office:value="0.029983334" calcext:value-type="float">
            <text:p>3,00E-002</text:p>
          </table:table-cell>
          <table:table-cell table:number-columns-repeated="6"/>
        </table:table-row>
        <table:table-row table:style-name="ro1">
          <table:table-cell table:style-name="ce1" table:formula="of:=[.C67]" office:value-type="float" office:value="0" calcext:value-type="float">
            <text:p>0,00E+000</text:p>
          </table:table-cell>
          <table:table-cell table:style-name="ce1" table:formula="of:=[.F67]" office:value-type="float" office:value="0.0005" calcext:value-type="float">
            <text:p>5,00E-004</text:p>
          </table:table-cell>
          <table:table-cell table:formula="of:=[.I67]" office:value-type="float" office:value="0.000000000086771246" calcext:value-type="float">
            <text:p>8,68E-011</text:p>
          </table:table-cell>
          <table:table-cell table:style-name="ce1" table:formula="of:=[.I75]" office:value-type="float" office:value="0.00000000008819823" calcext:value-type="float">
            <text:p>8,82E-011</text:p>
          </table:table-cell>
          <table:table-cell table:style-name="ce1" table:formula="of:=[.L67]" office:value-type="float" office:value="0.02998908" calcext:value-type="float">
            <text:p>3,00E-002</text:p>
          </table:table-cell>
          <table:table-cell table:formula="of:=[.L75]" office:value-type="float" office:value="0.029989349" calcext:value-type="float">
            <text:p>3,00E-002</text:p>
          </table:table-cell>
          <table:table-cell table:number-columns-repeated="6"/>
        </table:table-row>
        <table:table-row table:style-name="ro1">
          <table:table-cell table:style-name="ce1" table:formula="of:=[.C68]" office:value-type="float" office:value="0.0028" calcext:value-type="float">
            <text:p>2,80E-003</text:p>
          </table:table-cell>
          <table:table-cell table:style-name="ce1" table:formula="of:=[.F68]" office:value-type="float" office:value="0.0002" calcext:value-type="float">
            <text:p>2,00E-004</text:p>
          </table:table-cell>
          <table:table-cell table:formula="of:=[.I68]" office:value-type="float" office:value="-0.000083956996" calcext:value-type="float">
            <text:p>-8,40E-005</text:p>
          </table:table-cell>
          <table:table-cell table:style-name="ce1" table:formula="of:=[.I76]" office:value-type="float" office:value="-0.000083956473" calcext:value-type="float">
            <text:p>-8,40E-005</text:p>
          </table:table-cell>
          <table:table-cell table:style-name="ce1" table:formula="of:=[.L68]" office:value-type="float" office:value="0.029969521" calcext:value-type="float">
            <text:p>3,00E-002</text:p>
          </table:table-cell>
          <table:table-cell table:formula="of:=[.L76]" office:value-type="float" office:value="0.029973693" calcext:value-type="float">
            <text:p>3,00E-002</text:p>
          </table:table-cell>
          <table:table-cell table:number-columns-repeated="6"/>
        </table:table-row>
        <table:table-row table:style-name="ro1">
          <table:table-cell table:style-name="ce1" table:formula="of:=[.C69]" office:value-type="float" office:value="0.0044" calcext:value-type="float">
            <text:p>4,40E-003</text:p>
          </table:table-cell>
          <table:table-cell table:style-name="ce1" table:formula="of:=[.F69]" office:value-type="float" office:value="0.0008" calcext:value-type="float">
            <text:p>8,00E-004</text:p>
          </table:table-cell>
          <table:table-cell table:formula="of:=[.I69]" office:value-type="float" office:value="-0.00013224851" calcext:value-type="float">
            <text:p>-1,32E-004</text:p>
          </table:table-cell>
          <table:table-cell table:style-name="ce1" table:formula="of:=[.I77]" office:value-type="float" office:value="-0.00013226016" calcext:value-type="float">
            <text:p>-1,32E-004</text:p>
          </table:table-cell>
          <table:table-cell table:style-name="ce1" table:formula="of:=[.L69]" office:value-type="float" office:value="0.030930343" calcext:value-type="float">
            <text:p>3,09E-002</text:p>
          </table:table-cell>
          <table:table-cell table:formula="of:=[.L77]" office:value-type="float" office:value="0.031056989" calcext:value-type="float">
            <text:p>3,11E-002</text:p>
          </table:table-cell>
          <table:table-cell table:number-columns-repeated="6"/>
        </table:table-row>
      </table:table>
      <table:table table:name="Регуляризация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points: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53" calcext:value-type="float">
            <text:p>-5,3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7" calcext:value-type="float">
            <text:p>7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15647151" calcext:value-type="float">
            <text:p>1,56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1976702" calcext:value-type="float">
            <text:p>1,98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38" calcext:value-type="float">
            <text:p>-3,8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15" calcext:value-type="float">
            <text:p>1,50E-003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12053803" calcext:value-type="float">
            <text:p>1,21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3375674" calcext:value-type="float">
            <text:p>3,34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2" calcext:value-type="float">
            <text:p>-2,0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5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059993866" calcext:value-type="float">
            <text:p>6,00E-005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6506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,00E+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5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00000006914272" calcext:value-type="float">
            <text:p>6,91E-011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92585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028" calcext:value-type="float">
            <text:p>2,8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2" calcext:value-type="float">
            <text:p>2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083961214" calcext:value-type="float">
            <text:p>-8,40E-005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65073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044" calcext:value-type="float">
            <text:p>4,4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8" calcext:value-type="float">
            <text:p>8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13270923" calcext:value-type="float">
            <text:p>-1,33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2542437" calcext:value-type="float">
            <text:p>3,25E-00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pline</text:p>
          </table:table-cell>
          <table:table-cell office:value-type="string" calcext:value-type="string">
            <text:p>points: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53" calcext:value-type="float">
            <text:p>-5,3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7" calcext:value-type="float">
            <text:p>7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15673165" calcext:value-type="float">
            <text:p>1,57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0815525" calcext:value-type="float">
            <text:p>2,08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38" calcext:value-type="float">
            <text:p>-3,8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15" calcext:value-type="float">
            <text:p>1,50E-003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12069781" calcext:value-type="float">
            <text:p>1,21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6023544" calcext:value-type="float">
            <text:p>3,6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2" calcext:value-type="float">
            <text:p>-2,0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5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060017834" calcext:value-type="float">
            <text:p>6,00E-005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775036" calcext:value-type="float">
            <text:p>2,98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,00E+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5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0000036027699" calcext:value-type="float">
            <text:p>-3,60E-009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96619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028" calcext:value-type="float">
            <text:p>2,8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2" calcext:value-type="float">
            <text:p>2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083969465" calcext:value-type="float">
            <text:p>-8,40E-005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15349" calcext:value-type="float">
            <text:p>2,99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044" calcext:value-type="float">
            <text:p>4,4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8" calcext:value-type="float">
            <text:p>8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13316188" calcext:value-type="float">
            <text:p>-1,33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3499461" calcext:value-type="float">
            <text:p>3,35E-002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Az</text:p>
          </table:table-cell>
          <table:table-cell office:value-type="string" calcext:value-type="string">
            <text:p>Az (spline)</text:p>
          </table:table-cell>
          <table:table-cell office:value-type="string" calcext:value-type="string">
            <text:p>|B|</text:p>
          </table:table-cell>
          <table:table-cell table:style-name="Default" office:value-type="string" calcext:value-type="string">
            <text:p>|B| (spline)</text:p>
          </table:table-cell>
          <table:table-cell table:number-columns-repeated="6"/>
        </table:table-row>
        <table:table-row table:style-name="ro1">
          <table:table-cell table:style-name="ce1" table:formula="of:=[.C2]" office:value-type="float" office:value="-0.0053" calcext:value-type="float">
            <text:p>-5,30E-003</text:p>
          </table:table-cell>
          <table:table-cell table:style-name="ce1" table:formula="of:=[.F2]" office:value-type="float" office:value="0.0007" calcext:value-type="float">
            <text:p>7,00E-004</text:p>
          </table:table-cell>
          <table:table-cell table:formula="of:=[.I2]" office:value-type="float" office:value="0.00015647151" calcext:value-type="float">
            <text:p>1,56E-004</text:p>
          </table:table-cell>
          <table:table-cell table:style-name="ce1" table:formula="of:=[.I10]" office:value-type="float" office:value="0.00015673165" calcext:value-type="float">
            <text:p>1,57E-004</text:p>
          </table:table-cell>
          <table:table-cell table:style-name="ce1" table:formula="of:=[.L2]" office:value-type="float" office:value="0.01976702" calcext:value-type="float">
            <text:p>1,98E-002</text:p>
          </table:table-cell>
          <table:table-cell table:formula="of:=[.L10]" office:value-type="float" office:value="0.020815525" calcext:value-type="float">
            <text:p>2,08E-002</text:p>
          </table:table-cell>
          <table:table-cell table:number-columns-repeated="6"/>
        </table:table-row>
        <table:table-row table:style-name="ro1">
          <table:table-cell table:style-name="ce1" table:formula="of:=[.C3]" office:value-type="float" office:value="-0.0038" calcext:value-type="float">
            <text:p>-3,80E-003</text:p>
          </table:table-cell>
          <table:table-cell table:style-name="ce1" table:formula="of:=[.F3]" office:value-type="float" office:value="0.0015" calcext:value-type="float">
            <text:p>1,50E-003</text:p>
          </table:table-cell>
          <table:table-cell table:formula="of:=[.I3]" office:value-type="float" office:value="0.00012053803" calcext:value-type="float">
            <text:p>1,21E-004</text:p>
          </table:table-cell>
          <table:table-cell table:style-name="ce1" table:formula="of:=[.I11]" office:value-type="float" office:value="0.00012069781" calcext:value-type="float">
            <text:p>1,21E-004</text:p>
          </table:table-cell>
          <table:table-cell table:style-name="ce1" table:formula="of:=[.L3]" office:value-type="float" office:value="0.033375674" calcext:value-type="float">
            <text:p>3,34E-002</text:p>
          </table:table-cell>
          <table:table-cell table:formula="of:=[.L11]" office:value-type="float" office:value="0.036023544" calcext:value-type="float">
            <text:p>3,60E-002</text:p>
          </table:table-cell>
          <table:table-cell table:number-columns-repeated="6"/>
        </table:table-row>
        <table:table-row table:style-name="ro1">
          <table:table-cell table:style-name="ce1" table:formula="of:=[.C4]" office:value-type="float" office:value="-0.002" calcext:value-type="float">
            <text:p>-2,00E-003</text:p>
          </table:table-cell>
          <table:table-cell table:style-name="ce1" table:formula="of:=[.F4]" office:value-type="float" office:value="0.0005" calcext:value-type="float">
            <text:p>5,00E-004</text:p>
          </table:table-cell>
          <table:table-cell table:formula="of:=[.I4]" office:value-type="float" office:value="0.000059993866" calcext:value-type="float">
            <text:p>6,00E-005</text:p>
          </table:table-cell>
          <table:table-cell table:style-name="ce1" table:formula="of:=[.I12]" office:value-type="float" office:value="0.000060017834" calcext:value-type="float">
            <text:p>6,00E-005</text:p>
          </table:table-cell>
          <table:table-cell table:style-name="ce1" table:formula="of:=[.L4]" office:value-type="float" office:value="0.02996506" calcext:value-type="float">
            <text:p>3,00E-002</text:p>
          </table:table-cell>
          <table:table-cell table:formula="of:=[.L12]" office:value-type="float" office:value="0.029775036" calcext:value-type="float">
            <text:p>2,98E-002</text:p>
          </table:table-cell>
          <table:table-cell table:number-columns-repeated="6"/>
        </table:table-row>
        <table:table-row table:style-name="ro1">
          <table:table-cell table:style-name="ce1" table:formula="of:=[.C5]" office:value-type="float" office:value="0" calcext:value-type="float">
            <text:p>0,00E+000</text:p>
          </table:table-cell>
          <table:table-cell table:style-name="ce1" table:formula="of:=[.F5]" office:value-type="float" office:value="0.0005" calcext:value-type="float">
            <text:p>5,00E-004</text:p>
          </table:table-cell>
          <table:table-cell table:formula="of:=[.I5]" office:value-type="float" office:value="0.00000000006914272" calcext:value-type="float">
            <text:p>6,91E-011</text:p>
          </table:table-cell>
          <table:table-cell table:style-name="ce1" table:formula="of:=[.I13]" office:value-type="float" office:value="-0.0000000036027699" calcext:value-type="float">
            <text:p>-3,60E-009</text:p>
          </table:table-cell>
          <table:table-cell table:style-name="ce1" table:formula="of:=[.L5]" office:value-type="float" office:value="0.029992585" calcext:value-type="float">
            <text:p>3,00E-002</text:p>
          </table:table-cell>
          <table:table-cell table:formula="of:=[.L13]" office:value-type="float" office:value="0.029996619" calcext:value-type="float">
            <text:p>3,00E-002</text:p>
          </table:table-cell>
          <table:table-cell table:number-columns-repeated="6"/>
        </table:table-row>
        <table:table-row table:style-name="ro1">
          <table:table-cell table:style-name="ce1" table:formula="of:=[.C6]" office:value-type="float" office:value="0.0028" calcext:value-type="float">
            <text:p>2,80E-003</text:p>
          </table:table-cell>
          <table:table-cell table:style-name="ce1" table:formula="of:=[.F6]" office:value-type="float" office:value="0.0002" calcext:value-type="float">
            <text:p>2,00E-004</text:p>
          </table:table-cell>
          <table:table-cell table:formula="of:=[.I6]" office:value-type="float" office:value="-0.000083961214" calcext:value-type="float">
            <text:p>-8,40E-005</text:p>
          </table:table-cell>
          <table:table-cell table:style-name="ce1" table:formula="of:=[.I14]" office:value-type="float" office:value="-0.000083969465" calcext:value-type="float">
            <text:p>-8,40E-005</text:p>
          </table:table-cell>
          <table:table-cell table:style-name="ce1" table:formula="of:=[.L6]" office:value-type="float" office:value="0.029965073" calcext:value-type="float">
            <text:p>3,00E-002</text:p>
          </table:table-cell>
          <table:table-cell table:formula="of:=[.L14]" office:value-type="float" office:value="0.029915349" calcext:value-type="float">
            <text:p>2,99E-002</text:p>
          </table:table-cell>
          <table:table-cell table:number-columns-repeated="6"/>
        </table:table-row>
        <table:table-row table:style-name="ro1">
          <table:table-cell table:style-name="ce1" table:formula="of:=[.C7]" office:value-type="float" office:value="0.0044" calcext:value-type="float">
            <text:p>4,40E-003</text:p>
          </table:table-cell>
          <table:table-cell table:style-name="ce1" table:formula="of:=[.F7]" office:value-type="float" office:value="0.0008" calcext:value-type="float">
            <text:p>8,00E-004</text:p>
          </table:table-cell>
          <table:table-cell table:formula="of:=[.I7]" office:value-type="float" office:value="-0.00013270923" calcext:value-type="float">
            <text:p>-1,33E-004</text:p>
          </table:table-cell>
          <table:table-cell table:style-name="ce1" table:formula="of:=[.I15]" office:value-type="float" office:value="-0.00013316188" calcext:value-type="float">
            <text:p>-1,33E-004</text:p>
          </table:table-cell>
          <table:table-cell table:style-name="ce1" table:formula="of:=[.L7]" office:value-type="float" office:value="0.032542437" calcext:value-type="float">
            <text:p>3,25E-002</text:p>
          </table:table-cell>
          <table:table-cell table:formula="of:=[.L15]" office:value-type="float" office:value="0.033499461" calcext:value-type="float">
            <text:p>3,35E-002</text:p>
          </table:table-cell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points: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53" calcext:value-type="float">
            <text:p>-5,3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7" calcext:value-type="float">
            <text:p>7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15743663" calcext:value-type="float">
            <text:p>1,57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3972506" calcext:value-type="float">
            <text:p>2,4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38" calcext:value-type="float">
            <text:p>-3,8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15" calcext:value-type="float">
            <text:p>1,50E-003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12106568" calcext:value-type="float">
            <text:p>1,21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5701488" calcext:value-type="float">
            <text:p>3,57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2" calcext:value-type="float">
            <text:p>-2,0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5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059977651" calcext:value-type="float">
            <text:p>6,00E-005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83231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,00E+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5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000000086734596" calcext:value-type="float">
            <text:p>8,67E-011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90262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028" calcext:value-type="float">
            <text:p>2,8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2" calcext:value-type="float">
            <text:p>2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083961553" calcext:value-type="float">
            <text:p>-8,40E-005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76814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044" calcext:value-type="float">
            <text:p>4,4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8" calcext:value-type="float">
            <text:p>8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13227227" calcext:value-type="float">
            <text:p>-1,32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0459439" calcext:value-type="float">
            <text:p>3,05E-00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pline</text:p>
          </table:table-cell>
          <table:table-cell office:value-type="string" calcext:value-type="string">
            <text:p>points: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53" calcext:value-type="float">
            <text:p>-5,3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7" calcext:value-type="float">
            <text:p>7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15760541" calcext:value-type="float">
            <text:p>1,58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2552123" calcext:value-type="float">
            <text:p>2,26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38" calcext:value-type="float">
            <text:p>-3,8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15" calcext:value-type="float">
            <text:p>1,50E-003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12105163" calcext:value-type="float">
            <text:p>1,21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6656072" calcext:value-type="float">
            <text:p>3,67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2" calcext:value-type="float">
            <text:p>-2,0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5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059997847" calcext:value-type="float">
            <text:p>6,00E-005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33898" calcext:value-type="float">
            <text:p>2,99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,00E+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5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00000039378413" calcext:value-type="float">
            <text:p>-3,94E-010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000016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028" calcext:value-type="float">
            <text:p>2,8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2" calcext:value-type="float">
            <text:p>2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083966925" calcext:value-type="float">
            <text:p>-8,40E-005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70281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044" calcext:value-type="float">
            <text:p>4,4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8" calcext:value-type="float">
            <text:p>8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13273526" calcext:value-type="float">
            <text:p>-1,33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173383" calcext:value-type="float">
            <text:p>3,17E-002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Az</text:p>
          </table:table-cell>
          <table:table-cell office:value-type="string" calcext:value-type="string">
            <text:p>Az (spline)</text:p>
          </table:table-cell>
          <table:table-cell office:value-type="string" calcext:value-type="string">
            <text:p>|B|</text:p>
          </table:table-cell>
          <table:table-cell table:style-name="Default" office:value-type="string" calcext:value-type="string">
            <text:p>|B| (spline)</text:p>
          </table:table-cell>
          <table:table-cell table:number-columns-repeated="6"/>
        </table:table-row>
        <table:table-row table:style-name="ro1">
          <table:table-cell table:style-name="ce1" table:formula="of:=[.C33]" office:value-type="float" office:value="-0.0053" calcext:value-type="float">
            <text:p>-5,30E-003</text:p>
          </table:table-cell>
          <table:table-cell table:style-name="ce1" table:formula="of:=[.F33]" office:value-type="float" office:value="0.0007" calcext:value-type="float">
            <text:p>7,00E-004</text:p>
          </table:table-cell>
          <table:table-cell table:formula="of:=[.I33]" office:value-type="float" office:value="0.00015743663" calcext:value-type="float">
            <text:p>1,57E-004</text:p>
          </table:table-cell>
          <table:table-cell table:style-name="ce1" table:formula="of:=[.I41]" office:value-type="float" office:value="0.00015760541" calcext:value-type="float">
            <text:p>1,58E-004</text:p>
          </table:table-cell>
          <table:table-cell table:style-name="ce1" table:formula="of:=[.L33]" office:value-type="float" office:value="0.023972506" calcext:value-type="float">
            <text:p>2,40E-002</text:p>
          </table:table-cell>
          <table:table-cell table:formula="of:=[.L41]" office:value-type="float" office:value="0.022552123" calcext:value-type="float">
            <text:p>2,26E-002</text:p>
          </table:table-cell>
          <table:table-cell table:number-columns-repeated="6"/>
        </table:table-row>
        <table:table-row table:style-name="ro1">
          <table:table-cell table:style-name="ce1" table:formula="of:=[.C34]" office:value-type="float" office:value="-0.0038" calcext:value-type="float">
            <text:p>-3,80E-003</text:p>
          </table:table-cell>
          <table:table-cell table:style-name="ce1" table:formula="of:=[.F34]" office:value-type="float" office:value="0.0015" calcext:value-type="float">
            <text:p>1,50E-003</text:p>
          </table:table-cell>
          <table:table-cell table:formula="of:=[.I34]" office:value-type="float" office:value="0.00012106568" calcext:value-type="float">
            <text:p>1,21E-004</text:p>
          </table:table-cell>
          <table:table-cell table:style-name="ce1" table:formula="of:=[.I42]" office:value-type="float" office:value="0.00012105163" calcext:value-type="float">
            <text:p>1,21E-004</text:p>
          </table:table-cell>
          <table:table-cell table:style-name="ce1" table:formula="of:=[.L34]" office:value-type="float" office:value="0.035701488" calcext:value-type="float">
            <text:p>3,57E-002</text:p>
          </table:table-cell>
          <table:table-cell table:formula="of:=[.L42]" office:value-type="float" office:value="0.036656072" calcext:value-type="float">
            <text:p>3,67E-002</text:p>
          </table:table-cell>
          <table:table-cell table:number-columns-repeated="6"/>
        </table:table-row>
        <table:table-row table:style-name="ro1">
          <table:table-cell table:style-name="ce1" table:formula="of:=[.C35]" office:value-type="float" office:value="-0.002" calcext:value-type="float">
            <text:p>-2,00E-003</text:p>
          </table:table-cell>
          <table:table-cell table:style-name="ce1" table:formula="of:=[.F35]" office:value-type="float" office:value="0.0005" calcext:value-type="float">
            <text:p>5,00E-004</text:p>
          </table:table-cell>
          <table:table-cell table:formula="of:=[.I35]" office:value-type="float" office:value="0.000059977651" calcext:value-type="float">
            <text:p>6,00E-005</text:p>
          </table:table-cell>
          <table:table-cell table:style-name="ce1" table:formula="of:=[.I43]" office:value-type="float" office:value="0.000059997847" calcext:value-type="float">
            <text:p>6,00E-005</text:p>
          </table:table-cell>
          <table:table-cell table:style-name="ce1" table:formula="of:=[.L35]" office:value-type="float" office:value="0.029983231" calcext:value-type="float">
            <text:p>3,00E-002</text:p>
          </table:table-cell>
          <table:table-cell table:formula="of:=[.L43]" office:value-type="float" office:value="0.029933898" calcext:value-type="float">
            <text:p>2,99E-002</text:p>
          </table:table-cell>
          <table:table-cell table:number-columns-repeated="6"/>
        </table:table-row>
        <table:table-row table:style-name="ro1">
          <table:table-cell table:style-name="ce1" table:formula="of:=[.C36]" office:value-type="float" office:value="0" calcext:value-type="float">
            <text:p>0,00E+000</text:p>
          </table:table-cell>
          <table:table-cell table:style-name="ce1" table:formula="of:=[.F36]" office:value-type="float" office:value="0.0005" calcext:value-type="float">
            <text:p>5,00E-004</text:p>
          </table:table-cell>
          <table:table-cell table:formula="of:=[.I36]" office:value-type="float" office:value="0.000000000086734596" calcext:value-type="float">
            <text:p>8,67E-011</text:p>
          </table:table-cell>
          <table:table-cell table:style-name="ce1" table:formula="of:=[.I44]" office:value-type="float" office:value="-0.00000000039378413" calcext:value-type="float">
            <text:p>-3,94E-010</text:p>
          </table:table-cell>
          <table:table-cell table:style-name="ce1" table:formula="of:=[.L36]" office:value-type="float" office:value="0.029990262" calcext:value-type="float">
            <text:p>3,00E-002</text:p>
          </table:table-cell>
          <table:table-cell table:formula="of:=[.L44]" office:value-type="float" office:value="0.03000016" calcext:value-type="float">
            <text:p>3,00E-002</text:p>
          </table:table-cell>
          <table:table-cell table:number-columns-repeated="6"/>
        </table:table-row>
        <table:table-row table:style-name="ro1">
          <table:table-cell table:style-name="ce1" table:formula="of:=[.C37]" office:value-type="float" office:value="0.0028" calcext:value-type="float">
            <text:p>2,80E-003</text:p>
          </table:table-cell>
          <table:table-cell table:style-name="ce1" table:formula="of:=[.F37]" office:value-type="float" office:value="0.0002" calcext:value-type="float">
            <text:p>2,00E-004</text:p>
          </table:table-cell>
          <table:table-cell table:formula="of:=[.I37]" office:value-type="float" office:value="-0.000083961553" calcext:value-type="float">
            <text:p>-8,40E-005</text:p>
          </table:table-cell>
          <table:table-cell table:style-name="ce1" table:formula="of:=[.I45]" office:value-type="float" office:value="-0.000083966925" calcext:value-type="float">
            <text:p>-8,40E-005</text:p>
          </table:table-cell>
          <table:table-cell table:style-name="ce1" table:formula="of:=[.L37]" office:value-type="float" office:value="0.029976814" calcext:value-type="float">
            <text:p>3,00E-002</text:p>
          </table:table-cell>
          <table:table-cell table:formula="of:=[.L45]" office:value-type="float" office:value="0.029970281" calcext:value-type="float">
            <text:p>3,00E-002</text:p>
          </table:table-cell>
          <table:table-cell table:number-columns-repeated="6"/>
        </table:table-row>
        <table:table-row table:style-name="ro1">
          <table:table-cell table:style-name="ce1" table:formula="of:=[.C38]" office:value-type="float" office:value="0.0044" calcext:value-type="float">
            <text:p>4,40E-003</text:p>
          </table:table-cell>
          <table:table-cell table:style-name="ce1" table:formula="of:=[.F38]" office:value-type="float" office:value="0.0008" calcext:value-type="float">
            <text:p>8,00E-004</text:p>
          </table:table-cell>
          <table:table-cell table:formula="of:=[.I38]" office:value-type="float" office:value="-0.00013227227" calcext:value-type="float">
            <text:p>-1,32E-004</text:p>
          </table:table-cell>
          <table:table-cell table:style-name="ce1" table:formula="of:=[.I46]" office:value-type="float" office:value="-0.00013273526" calcext:value-type="float">
            <text:p>-1,33E-004</text:p>
          </table:table-cell>
          <table:table-cell table:style-name="ce1" table:formula="of:=[.L38]" office:value-type="float" office:value="0.030459439" calcext:value-type="float">
            <text:p>3,05E-002</text:p>
          </table:table-cell>
          <table:table-cell table:formula="of:=[.L46]" office:value-type="float" office:value="0.03173383" calcext:value-type="float">
            <text:p>3,17E-002</text:p>
          </table:table-cell>
          <table:table-cell table:number-columns-repeated="6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points: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53" calcext:value-type="float">
            <text:p>-5,3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7" calcext:value-type="float">
            <text:p>7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1578879" calcext:value-type="float">
            <text:p>1,58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2823963" calcext:value-type="float">
            <text:p>2,28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38" calcext:value-type="float">
            <text:p>-3,8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15" calcext:value-type="float">
            <text:p>1,50E-003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12117973" calcext:value-type="float">
            <text:p>1,21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7109618" calcext:value-type="float">
            <text:p>3,71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2" calcext:value-type="float">
            <text:p>-2,0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5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059974952" calcext:value-type="float">
            <text:p>6,00E-005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82873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,00E+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5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000000086771246" calcext:value-type="float">
            <text:p>8,68E-011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8908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028" calcext:value-type="float">
            <text:p>2,8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2" calcext:value-type="float">
            <text:p>2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083956996" calcext:value-type="float">
            <text:p>-8,40E-005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69521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044" calcext:value-type="float">
            <text:p>4,4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8" calcext:value-type="float">
            <text:p>8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13224851" calcext:value-type="float">
            <text:p>-1,32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0930343" calcext:value-type="float">
            <text:p>3,09E-00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pline</text:p>
          </table:table-cell>
          <table:table-cell office:value-type="string" calcext:value-type="string">
            <text:p>points: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53" calcext:value-type="float">
            <text:p>-5,3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7" calcext:value-type="float">
            <text:p>7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15795699" calcext:value-type="float">
            <text:p>1,58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2875903" calcext:value-type="float">
            <text:p>2,29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38" calcext:value-type="float">
            <text:p>-3,8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15" calcext:value-type="float">
            <text:p>1,50E-003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12119407" calcext:value-type="float">
            <text:p>1,21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682049" calcext:value-type="float">
            <text:p>3,68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-0.002" calcext:value-type="float">
            <text:p>-2,0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5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059993122" calcext:value-type="float">
            <text:p>6,00E-005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75522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,00E+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5" calcext:value-type="float">
            <text:p>5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0.000000000058780617" calcext:value-type="float">
            <text:p>5,88E-011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97591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028" calcext:value-type="float">
            <text:p>2,8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2" calcext:value-type="float">
            <text:p>2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083961706" calcext:value-type="float">
            <text:p>-8,40E-005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29974357" calcext:value-type="float">
            <text:p>3,00E-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044" calcext:value-type="float">
            <text:p>4,40E-0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0.0008" calcext:value-type="float">
            <text:p>8,00E-004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=</text:p>
          </table:table-cell>
          <table:table-cell table:style-name="ce1" office:value-type="float" office:value="-0.00013277782" calcext:value-type="float">
            <text:p>-1,33E-004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=</text:p>
          </table:table-cell>
          <table:table-cell table:style-name="ce1" office:value-type="float" office:value="0.031512263" calcext:value-type="float">
            <text:p>3,15E-002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Az</text:p>
          </table:table-cell>
          <table:table-cell office:value-type="string" calcext:value-type="string">
            <text:p>Az (spline)</text:p>
          </table:table-cell>
          <table:table-cell office:value-type="string" calcext:value-type="string">
            <text:p>|B|</text:p>
          </table:table-cell>
          <table:table-cell table:style-name="Default" office:value-type="string" calcext:value-type="string">
            <text:p>|B| (spline)</text:p>
          </table:table-cell>
          <table:table-cell table:number-columns-repeated="6"/>
        </table:table-row>
        <table:table-row table:style-name="ro1">
          <table:table-cell table:style-name="ce1" table:formula="of:=[.C64]" office:value-type="float" office:value="-0.0053" calcext:value-type="float">
            <text:p>-5,30E-003</text:p>
          </table:table-cell>
          <table:table-cell table:style-name="ce1" table:formula="of:=[.F64]" office:value-type="float" office:value="0.0007" calcext:value-type="float">
            <text:p>7,00E-004</text:p>
          </table:table-cell>
          <table:table-cell table:formula="of:=[.I64]" office:value-type="float" office:value="0.0001578879" calcext:value-type="float">
            <text:p>1,58E-004</text:p>
          </table:table-cell>
          <table:table-cell table:style-name="ce1" table:formula="of:=[.I72]" office:value-type="float" office:value="0.00015795699" calcext:value-type="float">
            <text:p>1,58E-004</text:p>
          </table:table-cell>
          <table:table-cell table:style-name="ce1" table:formula="of:=[.L64]" office:value-type="float" office:value="0.022823963" calcext:value-type="float">
            <text:p>2,28E-002</text:p>
          </table:table-cell>
          <table:table-cell table:formula="of:=[.L72]" office:value-type="float" office:value="0.022875903" calcext:value-type="float">
            <text:p>2,29E-002</text:p>
          </table:table-cell>
          <table:table-cell table:number-columns-repeated="6"/>
        </table:table-row>
        <table:table-row table:style-name="ro1">
          <table:table-cell table:style-name="ce1" table:formula="of:=[.C65]" office:value-type="float" office:value="-0.0038" calcext:value-type="float">
            <text:p>-3,80E-003</text:p>
          </table:table-cell>
          <table:table-cell table:style-name="ce1" table:formula="of:=[.F65]" office:value-type="float" office:value="0.0015" calcext:value-type="float">
            <text:p>1,50E-003</text:p>
          </table:table-cell>
          <table:table-cell table:formula="of:=[.I65]" office:value-type="float" office:value="0.00012117973" calcext:value-type="float">
            <text:p>1,21E-004</text:p>
          </table:table-cell>
          <table:table-cell table:style-name="ce1" table:formula="of:=[.I73]" office:value-type="float" office:value="0.00012119407" calcext:value-type="float">
            <text:p>1,21E-004</text:p>
          </table:table-cell>
          <table:table-cell table:style-name="ce1" table:formula="of:=[.L65]" office:value-type="float" office:value="0.037109618" calcext:value-type="float">
            <text:p>3,71E-002</text:p>
          </table:table-cell>
          <table:table-cell table:formula="of:=[.L73]" office:value-type="float" office:value="0.03682049" calcext:value-type="float">
            <text:p>3,68E-002</text:p>
          </table:table-cell>
          <table:table-cell table:number-columns-repeated="6"/>
        </table:table-row>
        <table:table-row table:style-name="ro1">
          <table:table-cell table:style-name="ce1" table:formula="of:=[.C66]" office:value-type="float" office:value="-0.002" calcext:value-type="float">
            <text:p>-2,00E-003</text:p>
          </table:table-cell>
          <table:table-cell table:style-name="ce1" table:formula="of:=[.F66]" office:value-type="float" office:value="0.0005" calcext:value-type="float">
            <text:p>5,00E-004</text:p>
          </table:table-cell>
          <table:table-cell table:formula="of:=[.I66]" office:value-type="float" office:value="0.000059974952" calcext:value-type="float">
            <text:p>6,00E-005</text:p>
          </table:table-cell>
          <table:table-cell table:style-name="ce1" table:formula="of:=[.I74]" office:value-type="float" office:value="0.000059993122" calcext:value-type="float">
            <text:p>6,00E-005</text:p>
          </table:table-cell>
          <table:table-cell table:style-name="ce1" table:formula="of:=[.L66]" office:value-type="float" office:value="0.029982873" calcext:value-type="float">
            <text:p>3,00E-002</text:p>
          </table:table-cell>
          <table:table-cell table:formula="of:=[.L74]" office:value-type="float" office:value="0.029975522" calcext:value-type="float">
            <text:p>3,00E-002</text:p>
          </table:table-cell>
          <table:table-cell table:number-columns-repeated="6"/>
        </table:table-row>
        <table:table-row table:style-name="ro1">
          <table:table-cell table:style-name="ce1" table:formula="of:=[.C67]" office:value-type="float" office:value="0" calcext:value-type="float">
            <text:p>0,00E+000</text:p>
          </table:table-cell>
          <table:table-cell table:style-name="ce1" table:formula="of:=[.F67]" office:value-type="float" office:value="0.0005" calcext:value-type="float">
            <text:p>5,00E-004</text:p>
          </table:table-cell>
          <table:table-cell table:formula="of:=[.I67]" office:value-type="float" office:value="0.000000000086771246" calcext:value-type="float">
            <text:p>8,68E-011</text:p>
          </table:table-cell>
          <table:table-cell table:style-name="ce1" table:formula="of:=[.I75]" office:value-type="float" office:value="0.000000000058780617" calcext:value-type="float">
            <text:p>5,88E-011</text:p>
          </table:table-cell>
          <table:table-cell table:style-name="ce1" table:formula="of:=[.L67]" office:value-type="float" office:value="0.02998908" calcext:value-type="float">
            <text:p>3,00E-002</text:p>
          </table:table-cell>
          <table:table-cell table:formula="of:=[.L75]" office:value-type="float" office:value="0.029997591" calcext:value-type="float">
            <text:p>3,00E-002</text:p>
          </table:table-cell>
          <table:table-cell table:number-columns-repeated="6"/>
        </table:table-row>
        <table:table-row table:style-name="ro1">
          <table:table-cell table:style-name="ce1" table:formula="of:=[.C68]" office:value-type="float" office:value="0.0028" calcext:value-type="float">
            <text:p>2,80E-003</text:p>
          </table:table-cell>
          <table:table-cell table:style-name="ce1" table:formula="of:=[.F68]" office:value-type="float" office:value="0.0002" calcext:value-type="float">
            <text:p>2,00E-004</text:p>
          </table:table-cell>
          <table:table-cell table:formula="of:=[.I68]" office:value-type="float" office:value="-0.000083956996" calcext:value-type="float">
            <text:p>-8,40E-005</text:p>
          </table:table-cell>
          <table:table-cell table:style-name="ce1" table:formula="of:=[.I76]" office:value-type="float" office:value="-0.000083961706" calcext:value-type="float">
            <text:p>-8,40E-005</text:p>
          </table:table-cell>
          <table:table-cell table:style-name="ce1" table:formula="of:=[.L68]" office:value-type="float" office:value="0.029969521" calcext:value-type="float">
            <text:p>3,00E-002</text:p>
          </table:table-cell>
          <table:table-cell table:formula="of:=[.L76]" office:value-type="float" office:value="0.029974357" calcext:value-type="float">
            <text:p>3,00E-002</text:p>
          </table:table-cell>
          <table:table-cell table:number-columns-repeated="6"/>
        </table:table-row>
        <table:table-row table:style-name="ro1">
          <table:table-cell table:style-name="ce1" table:formula="of:=[.C69]" office:value-type="float" office:value="0.0044" calcext:value-type="float">
            <text:p>4,40E-003</text:p>
          </table:table-cell>
          <table:table-cell table:style-name="ce1" table:formula="of:=[.F69]" office:value-type="float" office:value="0.0008" calcext:value-type="float">
            <text:p>8,00E-004</text:p>
          </table:table-cell>
          <table:table-cell table:formula="of:=[.I69]" office:value-type="float" office:value="-0.00013224851" calcext:value-type="float">
            <text:p>-1,32E-004</text:p>
          </table:table-cell>
          <table:table-cell table:style-name="ce1" table:formula="of:=[.I77]" office:value-type="float" office:value="-0.00013277782" calcext:value-type="float">
            <text:p>-1,33E-004</text:p>
          </table:table-cell>
          <table:table-cell table:style-name="ce1" table:formula="of:=[.L69]" office:value-type="float" office:value="0.030930343" calcext:value-type="float">
            <text:p>3,09E-002</text:p>
          </table:table-cell>
          <table:table-cell table:formula="of:=[.L77]" office:value-type="float" office:value="0.031512263" calcext:value-type="float">
            <text:p>3,15E-002</text:p>
          </table:table-cell>
          <table:table-cell table:number-columns-repeated="6"/>
        </table:table-row>
      </table:table>
      <table:table table:name="Погрешности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|B| _h/4</text:p>
          </table:table-cell>
          <table:table-cell office:value-type="string" calcext:value-type="string">
            <text:p>|B| (spline) h</text:p>
          </table:table-cell>
          <table:table-cell office:value-type="string" calcext:value-type="string">
            <text:p>|B| (spline) h/2</text:p>
          </table:table-cell>
          <table:table-cell office:value-type="string" calcext:value-type="string">
            <text:p>|B| (spline) h/4</text:p>
          </table:table-cell>
          <table:table-cell table:number-columns-repeated="4"/>
        </table:table-row>
        <table:table-row table:style-name="ro1">
          <table:table-cell office:value-type="float" office:value="0.022823963" calcext:value-type="float">
            <text:p>0,022823963</text:p>
          </table:table-cell>
          <table:table-cell office:value-type="float" office:value="0.020815525" calcext:value-type="float">
            <text:p>0,020815525</text:p>
          </table:table-cell>
          <table:table-cell office:value-type="float" office:value="0.022552123" calcext:value-type="float">
            <text:p>0,022552123</text:p>
          </table:table-cell>
          <table:table-cell office:value-type="float" office:value="0.022875903" calcext:value-type="float">
            <text:p>0,022875903</text:p>
          </table:table-cell>
          <table:table-cell table:number-columns-repeated="4"/>
        </table:table-row>
        <table:table-row table:style-name="ro1">
          <table:table-cell office:value-type="float" office:value="0.037109618" calcext:value-type="float">
            <text:p>0,037109618</text:p>
          </table:table-cell>
          <table:table-cell office:value-type="float" office:value="0.036023544" calcext:value-type="float">
            <text:p>0,036023544</text:p>
          </table:table-cell>
          <table:table-cell office:value-type="float" office:value="0.036656072" calcext:value-type="float">
            <text:p>0,036656072</text:p>
          </table:table-cell>
          <table:table-cell office:value-type="float" office:value="0.03682049" calcext:value-type="float">
            <text:p>0,03682049</text:p>
          </table:table-cell>
          <table:table-cell table:number-columns-repeated="4"/>
        </table:table-row>
        <table:table-row table:style-name="ro1">
          <table:table-cell office:value-type="float" office:value="0.029982873" calcext:value-type="float">
            <text:p>0,029982873</text:p>
          </table:table-cell>
          <table:table-cell office:value-type="float" office:value="0.029775036" calcext:value-type="float">
            <text:p>0,029775036</text:p>
          </table:table-cell>
          <table:table-cell office:value-type="float" office:value="0.029933898" calcext:value-type="float">
            <text:p>0,029933898</text:p>
          </table:table-cell>
          <table:table-cell office:value-type="float" office:value="0.029975522" calcext:value-type="float">
            <text:p>0,029975522</text:p>
          </table:table-cell>
          <table:table-cell table:number-columns-repeated="4"/>
        </table:table-row>
        <table:table-row table:style-name="ro1">
          <table:table-cell office:value-type="float" office:value="0.02998908" calcext:value-type="float">
            <text:p>0,02998908</text:p>
          </table:table-cell>
          <table:table-cell office:value-type="float" office:value="0.029996619" calcext:value-type="float">
            <text:p>0,029996619</text:p>
          </table:table-cell>
          <table:table-cell office:value-type="float" office:value="0.03000016" calcext:value-type="float">
            <text:p>0,03000016</text:p>
          </table:table-cell>
          <table:table-cell office:value-type="float" office:value="0.029997591" calcext:value-type="float">
            <text:p>0,029997591</text:p>
          </table:table-cell>
          <table:table-cell table:number-columns-repeated="4"/>
        </table:table-row>
        <table:table-row table:style-name="ro1">
          <table:table-cell office:value-type="float" office:value="0.029969521" calcext:value-type="float">
            <text:p>0,029969521</text:p>
          </table:table-cell>
          <table:table-cell office:value-type="float" office:value="0.029915349" calcext:value-type="float">
            <text:p>0,029915349</text:p>
          </table:table-cell>
          <table:table-cell office:value-type="float" office:value="0.029970281" calcext:value-type="float">
            <text:p>0,029970281</text:p>
          </table:table-cell>
          <table:table-cell office:value-type="float" office:value="0.029974357" calcext:value-type="float">
            <text:p>0,029974357</text:p>
          </table:table-cell>
          <table:table-cell table:number-columns-repeated="4"/>
        </table:table-row>
        <table:table-row table:style-name="ro1">
          <table:table-cell office:value-type="float" office:value="0.030930343" calcext:value-type="float">
            <text:p>0,030930343</text:p>
          </table:table-cell>
          <table:table-cell office:value-type="float" office:value="0.033499461" calcext:value-type="float">
            <text:p>0,033499461</text:p>
          </table:table-cell>
          <table:table-cell office:value-type="float" office:value="0.03173383" calcext:value-type="float">
            <text:p>0,03173383</text:p>
          </table:table-cell>
          <table:table-cell office:value-type="float" office:value="0.031512263" calcext:value-type="float">
            <text:p>0,031512263</text:p>
          </table:table-cell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formula="of:=SQRT([.A3]^2+[.A4]^2+[.A5]^2+[.A6]^2+[.A7]^2+[.A8]^2)" office:value-type="float" office:value="0.0745065965856642" calcext:value-type="float">
            <text:p>0,0745065966</text:p>
          </table:table-cell>
          <table:table-cell table:formula="of:=SQRT([.B3]^2+[.B4]^2+[.B5]^2+[.B6]^2+[.B7]^2+[.B8]^2)" office:value-type="float" office:value="0.0743940435563247" calcext:value-type="float">
            <text:p>0,0743940436</text:p>
          </table:table-cell>
          <table:table-cell table:formula="of:=SQRT([.C3]^2+[.C4]^2+[.C5]^2+[.C6]^2+[.C7]^2+[.C8]^2)" office:value-type="float" office:value="0.0745222612744955" calcext:value-type="float">
            <text:p>0,0745222613</text:p>
          </table:table-cell>
          <table:table-cell table:formula="of:=SQRT([.D3]^2+[.D4]^2+[.D5]^2+[.D6]^2+[.D7]^2+[.D8]^2)" office:value-type="float" office:value="0.0746252477639163" calcext:value-type="float">
            <text:p>0,0746252478</text:p>
          </table:table-cell>
          <table:table-cell/>
          <table:table-cell table:style-name="ce2" table:formula="of:=ABS(([.$A15]-[.B15])/[.$A15])" office:value-type="float" office:value="0.0015106451575745" calcext:value-type="float">
            <text:p>1,5106E-03</text:p>
          </table:table-cell>
          <table:table-cell table:style-name="ce2" table:formula="of:=ABS(([.$A15]-[.C15])/[.$A15])" office:value-type="float" office:value="0.000210245663460327" calcext:value-type="float">
            <text:p>2,1025E-04</text:p>
          </table:table-cell>
          <table:table-cell table:style-name="ce2" table:formula="of:=ABS(([.$A15]-[.D15])/[.$A15])" office:value-type="float" office:value="0.00159249225826124" calcext:value-type="float">
            <text:p>1,5925E-03</text:p>
          </table:table-cell>
        </table:table-row>
        <table:table-row table:style-name="ro1">
          <table:table-cell table:number-columns-repeated="5"/>
          <table:table-cell table:style-name="ce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">
      <number:scientific-number number:decimal-places="3" number:min-integer-digits="1" number:min-exponent-digits="2"/>
    </number:number-style>
    <number:number-style style:name="N108">
      <number:scientific-number number:decimal-places="4" number:min-integer-digits="1" number:min-exponent-digits="2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.00.0000</text:date>, <text:time style:data-style-name="N2" text:time-value="02:27:21.764696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01:29:08.759701027</meta:creation-date>
    <dc:date>2014-09-19T03:09:08.081246998</dc:date>
    <meta:editing-duration>PT28M54S</meta:editing-duration>
    <meta:editing-cycles>2</meta:editing-cycles>
    <meta:generator>LibreOffice/4.3.1.2$Linux_X86_64 LibreOffice_project/430m0$Build-2</meta:generator>
    <meta:document-statistic meta:table-count="3" meta:cell-count="1175" meta:object-count="0"/>
  </office:meta>
</office:document-meta>
</file>